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ndo una aplicacion en play</text:p>
      <text:p text:style-name="Standard">~ <text:s text:c="7"/>_ <text:s text:c="11"/>_ </text:p>
      <text:p text:style-name="Standard">~ <text:s/>_ __ | | __ _ _ <text:s/>_| | </text:p>
      <text:p text:style-name="Standard">~ | '_ \| |/ _' | || |_| </text:p>
      <text:p text:style-name="Standard">~ | <text:s/>__/|_|\____|\__ (_) </text:p>
      <text:p text:style-name="Standard">~ |_| <text:s text:c="11"/>|__/ <text:s text:c="2"/></text:p>
      <text:p text:style-name="Standard">~ </text:p>
      <text:p text:style-name="Standard">~ play! 1.2.7, http://www.playframework.org </text:p>
      <text:p text:style-name="Standard">~ </text:p>
      <text:p text:style-name="Standard">~ The new application will be created in /home/juan/Curso/Proyectos/} </text:p>
      <text:p text:style-name="Standard">~ What is the application name? [}] ^C~ ... </text:p>
      <text:p text:style-name="Standard">juan@juan-AOD257:~/Curso/Proyectos$ play new <text:s/>holamundo </text:p>
      <text:p text:style-name="Standard">~ <text:s text:c="7"/>_ <text:s text:c="11"/>_ </text:p>
      <text:p text:style-name="Standard">~ <text:s/>_ __ | | __ _ _ <text:s/>_| | </text:p>
      <text:p text:style-name="Standard">~ | '_ \| |/ _' | || |_| </text:p>
      <text:p text:style-name="Standard">~ | <text:s/>__/|_|\____|\__ (_) </text:p>
      <text:p text:style-name="Standard">~ |_| <text:s text:c="11"/>|__/ <text:s text:c="2"/></text:p>
      <text:p text:style-name="Standard">~ </text:p>
      <text:p text:style-name="Standard">~ play! 1.2.7, http://www.playframework.org </text:p>
      <text:p text:style-name="Standard">~ </text:p>
      <text:p text:style-name="Standard">~ The new application will be created in /home/juan/Curso/Proyectos/holamundo </text:p>
      <text:p text:style-name="Standard">~ What is the application name? [holamundo] </text:p>
      <text:p text:style-name="Standard">~ </text:p>
      <text:p text:style-name="Standard">~ OK, the application is created. </text:p>
      <text:p text:style-name="Standard">~ Start it with : play run holamundo </text:p>
      <text:p text:style-name="Standard">~ Have fun! </text:p>
      <text:p text:style-name="Standard">~ </text:p>
      <text:p text:style-name="Standard">juan@juan-AOD257:~/Curso/Proyectos$ play run holamundo </text:p>
      <text:p text:style-name="Standard">~ <text:s text:c="7"/>_ <text:s text:c="11"/>_ </text:p>
      <text:p text:style-name="Standard">~ <text:s/>_ __ | | __ _ _ <text:s/>_| | </text:p>
      <text:p text:style-name="Standard">~ | '_ \| |/ _' | || |_| </text:p>
      <text:p text:style-name="Standard">~ | <text:s/>__/|_|\____|\__ (_) </text:p>
      <text:p text:style-name="Standard">~ |_| <text:s text:c="11"/>|__/ <text:s text:c="2"/></text:p>
      <text:p text:style-name="Standard">~ </text:p>
      <text:p text:style-name="Standard">~ play! 1.2.7, http://www.playframework.org </text:p>
      <text:p text:style-name="Standard">~ </text:p>
      <text:p text:style-name="Standard">~ Ctrl+C to stop </text:p>
      <text:p text:style-name="Standard">~ </text:p>
      <text:p text:style-name="Standard">CompilerOracle: exclude jregex/Pretokenizer.next </text:p>
      <text:p text:style-name="Standard">Listening for transport dt_socket at address: 8000 </text:p>
      <text:p text:style-name="Standard">16:23:51,658 INFO <text:s/>~ Starting /home/juan/Curso/Proyectos/holamundo </text:p>
      <text:p text:style-name="Standard">16:23:54,425 WARN <text:s/>~ You're running Play! in DEV mode </text:p>
      <text:p text:style-name="Standard">16:23:54,794 INFO <text:s/>~ Listening for HTTP on port 9000 (Waiting a first request to start) ... </text:p>
      <text:p text:style-name="Standard">~ Server is up and running </text:p>
      <text:p text:style-name="Standard">16:24:22,353 INFO <text:s/>~ Application 'holamundo' is now started ! </text:p>
      <text:p text:style-name="Standard">^C~ ... </text:p>
      <text:p text:style-name="Standard">juan@juan-AOD257:~/Curso/Proyectos$ play netbeansify </text:p>
      <text:p text:style-name="Standard">~ <text:s text:c="7"/>_ <text:s text:c="11"/>_ </text:p>
      <text:p text:style-name="Standard">~ <text:s/>_ __ | | __ _ _ <text:s/>_| | </text:p>
      <text:p text:style-name="Standard"><text:soft-page-break/>~ | '_ \| |/ _' | || |_| </text:p>
      <text:p text:style-name="Standard">~ | <text:s/>__/|_|\____|\__ (_) </text:p>
      <text:p text:style-name="Standard">~ |_| <text:s text:c="11"/>|__/ <text:s text:c="2"/></text:p>
      <text:p text:style-name="Standard">~ </text:p>
      <text:p text:style-name="Standard">~ play! 1.2.7, http://www.playframework.org </text:p>
      <text:p text:style-name="Standard">~ </text:p>
      <text:p text:style-name="Standard">~ Oops. conf/routes or conf/application.conf missing. </text:p>
      <text:p text:style-name="Standard">~ /home/juan/Curso/Proyectos does not seem to host a valid application. </text:p>
      <text:p text:style-name="Standard">~ </text:p>
      <text:p text:style-name="Standard">juan@juan-AOD257:~/Curso/Proyectos$ ls </text:p>
      <text:p text:style-name="Standard">holamundo </text:p>
      <text:p text:style-name="Standard">juan@juan-AOD257:~/Curso/Proyectos$ cd holamundo/ </text:p>
      <text:p text:style-name="Standard">juan@juan-AOD257:~/Curso/Proyectos/holamundo$ play netbeansify </text:p>
      <text:p text:style-name="Standard">~ <text:s text:c="7"/>_ <text:s text:c="11"/>_ </text:p>
      <text:p text:style-name="Standard">~ <text:s/>_ __ | | __ _ _ <text:s/>_| | </text:p>
      <text:p text:style-name="Standard">~ | '_ \| |/ _' | || |_| </text:p>
      <text:p text:style-name="Standard">~ | <text:s/>__/|_|\____|\__ (_) </text:p>
      <text:p text:style-name="Standard">~ |_| <text:s text:c="11"/>|__/ <text:s text:c="2"/></text:p>
      <text:p text:style-name="Standard">~ </text:p>
      <text:p text:style-name="Standard">~ play! 1.2.7, http://www.playframework.org </text:p>
      <text:p text:style-name="Standard">~ </text:p>
      <text:p text:style-name="Standard">~ OK, the application is ready for netbeans </text:p>
      <text:p text:style-name="Standard">~ Just open /home/juan/Curso/Proyectos/holamundo as a netbeans project </text:p>
      <text:p text:style-name="Standard">~ </text:p>
      <text:p text:style-name="Standard">~ Use netbeansify again when you want to update netbeans configuration files, then close and open you project again. </text:p>
      <text:p text:style-name="Standard">~ </text:p>
      <text:p text:style-name="Standard">juan@juan-AOD257:~/Curso/Proyectos/holamundo$ </text:p>
      <text:p text:style-name="Standard"/>
      <text:p text:style-name="Standard">HTTP</text:p>
      <text:p text:style-name="Standard"/>
      <text:p text:style-name="Standard">Arquitectura Rest</text:p>
      <text:p text:style-name="Standard"/>
      <text:list xml:id="list1456679776" text:style-name="L1">
        <text:list-item>
          <text:p text:style-name="P2">DELETE</text:p>
        </text:list-item>
        <text:list-item>
          <text:p text:style-name="P2">GET</text:p>
        </text:list-item>
        <text:list-item>
          <text:p text:style-name="P2">PUT</text:p>
        </text:list-item>
        <text:list-item>
          <text:p text:style-name="P2">POST</text:p>
        </text:list-item>
      </text:list>
      <text:p text:style-name="Standard">Cliente envia una peticion http a una ruta(url)</text:p>
      <text:p text:style-name="Standard">hacia una clase de java</text:p>
      <text:p text:style-name="Standard"/>
      <text:p text:style-name="Standard">estas rutas estan definidas en el archivo routes de la carpeta conf</text:p>
      <text:p text:style-name="Standard"/>
      <text:p text:style-name="Standard">restablecer la path del play source .bash_profile</text:p>
      <text:p text:style-name="Standard">esto es lo que contiene el archivo</text:p>
      <text:p text:style-name="Standard">export PATH=$PATH:/home/juan/play-1.2.7 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tres ambientes de play</text:p>
      <text:p text:style-name="Standard">play test //para pruebas</text:p>
      <text:p text:style-name="Standard">play run //modo de desarrollo</text:p>
      <text:p text:style-name="Standard">play start //modo de produccion</text:p>
      <text:p text:style-name="Standard">play stop //detener modo de produccion</text:p>
      <text:p text:style-name="Standard"/>
      <text:p text:style-name="Standard">en la cvarpeta conf </text:p>
      <text:p text:style-name="Standard">se encuentra un archivo donde se pone toda la configuracion</text:p>
      <text:p text:style-name="Standard">el archivo se llama</text:p>
      <text:p text:style-name="P1">application.conf</text:p>
      <text:p text:style-name="Standard"/>
      <text:p text:style-name="Standard">Framework llamado Glub que toma todo lo bueno de muchas cosas y lo pega</text:p>
      <text:p text:style-name="Standard"/>
      <text:p text:style-name="Standard">maneja hybernate para conexion a base de datos a traves de objetos</text:p>
      <text:p text:style-name="Standard"/>
      <text:p text:style-name="Standard">H2 es el equivalente al sql lite una base de datos en un archivo(mem en memoria y fs para un archivo)</text:p>
      <text:p text:style-name="Standard"/>
      <text:p text:style-name="Standard"/>
      <text:p text:style-name="Standard">para agregar un driver para la conexion de base de datos</text:p>
      <text:p text:style-name="Standard"/>
      <text:p text:style-name="Standard"># If you need a full JDBC configuration use the following :</text:p>
      <text:p text:style-name="Standard"># db.url=jdbc:postgresql:database_name</text:p>
      <text:p text:style-name="Standard"># db.driver=org.postgresql.Driver</text:p>
      <text:p text:style-name="Standard"># db.user=root</text:p>
      <text:p text:style-name="Standard"># db.pass=secret</text:p>
      <text:p text:style-name="Standard">#</text:p>
      <text:p text:style-name="Standard"># Connections pool configuration :</text:p>
      <text:p text:style-name="Standard"># db.pool.timeout=1000</text:p>
      <text:p text:style-name="Standard"># db.pool.maxSize=30</text:p>
      <text:p text:style-name="Standard"># db.pool.minSize=10</text:p>
      <text:p text:style-name="Standard"/>
      <text:p text:style-name="Standard"/>
      <text:p text:style-name="Standard">JPA</text:p>
      <text:p text:style-name="Standard">Java Persistance Api</text:p>
      <text:p text:style-name="Standard"/>
      <text:p text:style-name="Standard"/>
      <text:p text:style-name="Standard"/>
      <text:p text:style-name="Standard">los metodos GET Y SET de los atributos se crearan por defecto aunque no aparezcan</text:p>
      <text:p text:style-name="Standard"/>
      <text:p text:style-name="Standard">Hybernate funciona a base de anotaciones</text:p>
      <text:p text:style-name="Standard">para que mi clase gener un id debe extender de Model java (play.db.jpa.Model)</text:p>
      <text:p text:style-name="Standard"/>
      <text:p text:style-name="Standard">para ver la base de datos en memoria</text:p>
      <text:p text:style-name="Standard"/>
      <text:p text:style-name="Standard">se levanta en test</text:p>
      <text:p text:style-name="Standard">play test</text:p>
      <text:p text:style-name="Standard"><text:soft-page-break/></text:p>
      <text:p text:style-name="Standard">y se incluye en la ruta de la barra de direcciones del navegador @db</text:p>
      <text:p text:style-name="Standard"/>
      <text:p text:style-name="Standard"/>
      <text:p text:style-name="Standard"/>
      <text:p text:style-name="Standard">pruebas <text:s/>se clasifican por niveles y por tipo</text:p>
      <text:p text:style-name="Standard"/>
      <text:p text:style-name="Standard">caja blanca : las personas conoce el interior del software</text:p>
      <text:p text:style-name="Standard"/>
      <text:p text:style-name="Standard">conf Routes</text:p>
      <text:p text:style-name="Standard">primer columna metodo de protocolo http</text:p>
      <text:p text:style-name="Standard">segunda columna ruta url</text:p>
      <text:p text:style-name="Standard">tercer columna controlado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6:34:16</meta:creation-date>
    <dc:date>2014-01-23T15:49:01</dc:date>
    <meta:editing-duration>PT1H16M43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4" meta:paragraph-count="126" meta:word-count="654" meta:character-count="4038" meta:non-whitespace-character-count="3261"/>
  </office:meta>
</office:document-meta>
</file>